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utami" svg:font-family="Gautam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autami1" svg:font-family="Gautam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169cm"/>
      <style:text-properties fo:font-size="12pt" style:font-size-asian="12pt" style:font-size-complex="12pt"/>
    </style:style>
    <style:style style:name="P2" style:family="paragraph" style:parent-style-name="Standard">
      <style:paragraph-properties fo:line-height="0.28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53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54cm"/>
        </style:tab-stops>
      </style:paragraph-properties>
      <style:text-properties officeooo:paragraph-rsid="001af8af"/>
    </style:style>
    <style:style style:name="P9" style:family="paragraph" style:parent-style-name="Standard">
      <style:paragraph-properties>
        <style:tab-stops>
          <style:tab-stop style:position="2.54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1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style:paragraph-properties fo:line-height="0.115cm"/>
      <style:text-properties style:font-name="Arial" fo:font-size="12pt" style:font-name-asian="Arial1" style:font-size-asian="12pt" style:font-name-complex="Arial1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paragraph-rsid="001c2e10" style:font-name-asian="Arial1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text-properties style:font-name="Arial" fo:font-size="12pt" fo:font-weight="normal" officeooo:paragraph-rsid="001c2e10" style:font-name-asian="Arial1" style:font-size-asian="12pt" style:font-weight-asian="normal" style:font-name-complex="Arial1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paragraph-rsid="001dd655" style:font-name-asian="Arial1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</style:style>
    <style:style style:name="P17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officeooo:paragraph-rsid="001af8af"/>
    </style:style>
    <style:style style:name="P18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officeooo:paragraph-rsid="001e4556"/>
    </style:style>
    <style:style style:name="P19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style:font-name="Arial" fo:font-size="12pt" style:font-name-asian="Arial1" style:font-size-asian="12pt" style:font-name-complex="Arial1" style:font-size-complex="12pt" style:font-weight-complex="bold"/>
    </style:style>
    <style:style style:name="P20" style:family="paragraph" style:parent-style-name="Standard">
      <style:paragraph-properties fo:margin-left="0cm" fo:margin-right="0.741cm" fo:line-height="135%" fo:text-indent="0cm" style:auto-text-indent="false">
        <style:tab-stops>
          <style:tab-stop style:position="2.54cm"/>
        </style:tab-stops>
      </style:paragraph-properties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 style:master-page-name="Standard">
      <style:paragraph-properties fo:line-height="0.66cm" style:page-number="auto"/>
      <style:text-properties fo:font-size="12pt" style:font-size-asian="12pt" style:font-size-complex="12pt"/>
    </style:style>
    <style:style style:name="T1" style:family="text">
      <style:text-properties style:font-name="Arial" fo:font-size="12pt" style:font-name-asian="Arial1" style:font-size-asian="12pt" style:font-name-complex="Arial1" style:font-size-complex="12pt" style:font-weight-complex="bold"/>
    </style:style>
    <style:style style:name="T2" style:family="text">
      <style:text-properties style:font-name="Arial" fo:font-size="12pt" officeooo:rsid="001af8af" style:font-name-asian="Arial1" style:font-size-asian="12pt" style:font-name-complex="Arial1" style:font-size-complex="12pt" style:font-weight-complex="bold"/>
    </style:style>
    <style:style style:name="T3" style:family="text">
      <style:text-properties style:font-name="Arial" fo:font-size="12pt" officeooo:rsid="001dd655" style:font-name-asian="Arial1" style:font-size-asian="12pt" style:font-name-complex="Arial1" style:font-size-complex="12pt" style:font-weight-complex="bold"/>
    </style:style>
    <style:style style:name="T4" style:family="text">
      <style:text-properties officeooo:rsid="001c2e10"/>
    </style:style>
    <style:style style:name="T5" style:family="text">
      <style:text-properties officeooo:rsid="001dd65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2e1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page1"/></text:p>
      <text:p text:style-name="P10">Project Name – <text:span text:style-name="T4">Meeting Planner</text:span></text:p>
      <text:p text:style-name="P1"/>
      <text:p text:style-name="P11">(Name given-<text:span text:style-name="T4">Meeting Planner</text:span>)</text:p>
      <text:p text:style-name="P2"/>
      <text:p text:style-name="P5"/>
      <text:p text:style-name="P3"/>
      <text:p text:style-name="P4"/>
      <text:p text:style-name="P13">Project Description –</text:p>
      <text:p text:style-name="P13"/>
      <text:p text:style-name="P14">This project <text:span text:style-name="T4">is</text:span> a ready to deploy meetings scheduling system. </text:p>
      <text:p text:style-name="P14"/>
      <text:p text:style-name="P14"><text:span text:style-name="T4">I</text:span>t <text:span text:style-name="T4">has</text:span> all the features mentioned below and it <text:s/><text:span text:style-name="T4">is</text:span> deployed on a server .</text:p>
      <text:p text:style-name="P14"/>
      <text:p text:style-name="P14">There <text:span text:style-name="T4">is</text:span> two separate parts of the application. </text:p>
      <text:p text:style-name="P14"/>
      <text:p text:style-name="P14">A Frontend developed and deployed using the technologies <text:span text:style-name="T4">is </text:span>mentioned below and a REST API (with realtime functionalities) <text:span text:style-name="T4">is </text:span>created using the technologies mentioned below.</text:p>
      <text:p text:style-name="P14"/>
      <text:p text:style-name="P13">Frontend Technologies <text:span text:style-name="T4">use</text:span>d - HTML5, CSS3, JS, Bootstrap and Angular</text:p>
      <text:p text:style-name="P13"/>
      <text:p text:style-name="P13">Backend Technologies <text:span text:style-name="T4">us</text:span>ed - NodeJS, ExpressJS and Socket.IO</text:p>
      <text:p text:style-name="P13"/>
      <text:p text:style-name="P13">Database <text:span text:style-name="T4">us</text:span>ed - MongoDB and Redis</text:p>
      <text:p text:style-name="P13"/>
      <text:p text:style-name="P13">Features of the Application -</text:p>
      <text:p text:style-name="P13"/>
      <text:p text:style-name="P13">1) User management System​ -</text:p>
      <text:p text:style-name="P13"/>
      <text:p text:style-name="P13">a) Signup - <text:span text:style-name="T6">User </text:span><text:span text:style-name="T7">is</text:span><text:span text:style-name="T6"> able to sign up on the platform providing all</text:span></text:p>
      <text:p text:style-name="P14">details like FirstName, LastName, Email and Mobile number. </text:p>
      <text:p text:style-name="P14"/>
      <text:p text:style-name="P14">Country code for mobile number (like 91 for India) <text:span text:style-name="T4">can be</text:span> stored. <text:span text:style-name="T4">We</text:span> may <text:span text:style-name="T4">f</text:span>ind the country code data on these links</text:p>
      <text:p text:style-name="P14"/>
      <text:p text:style-name="P13">(​ http://country.io/phone.json​ , ​ </text:p>
      <text:p text:style-name="P13">http://country.io/names.json​ )</text:p>
      <text:p text:style-name="P13"/>
      <text:p text:style-name="P13">b) Login - <text:span text:style-name="T6">user </text:span><text:span text:style-name="T7">is</text:span><text:span text:style-name="T6"> able to login using the credentials provided at</text:span></text:p>
      <text:p text:style-name="P14">signup.</text:p>
      <text:p text:style-name="P13"/>
      <text:p text:style-name="P13">c) Forgot password - <text:span text:style-name="T6">User </text:span><text:span text:style-name="T7">is</text:span><text:span text:style-name="T6"> able to recover password using a link or</text:span></text:p>
      <text:p text:style-name="P14">code on email. </text:p>
      <text:p text:style-name="P14"/>
      <text:p text:style-name="P14">Nodemailer​ <text:span text:style-name="T4">is used </text:span>to send emails.</text:p>
      <text:p text:style-name="P13"/>
      <text:p text:style-name="P13"/>
      <text:p text:style-name="P13"/>
      <text:p text:style-name="P13"/>
      <text:p text:style-name="P13"><text:soft-page-break/>2) User Authorization system ​ -</text:p>
      <text:p text:style-name="P13"/>
      <text:p text:style-name="P13">a) User <text:span text:style-name="T4">is</text:span> <text:s/>of two roles, normal and admin. </text:p>
      <text:p text:style-name="P13"/>
      <text:p text:style-name="P14">Admin <text:span text:style-name="T4">is</text:span> identified with a username ending with "admin", like "alex-admin" is an admin, since <text:span text:style-name="T4">it </text:span>ends with "admin".</text:p>
      <text:p text:style-name="P14"/>
      <text:p text:style-name="P13">3) User Slots management system (Flow for normal User) -</text:p>
      <text:p text:style-name="P13"/>
      <text:p text:style-name="P14">a) Upon login, normal User <text:span text:style-name="T4">is</text:span> taken to a dashboard showing his</text:p>
      <text:p text:style-name="P14">current months', planned meetings, in the form of a calendar. </text:p>
      <text:p text:style-name="P14"/>
      <text:p text:style-name="P14">Current day-cell <text:span text:style-name="T5">is</text:span> selected by default.</text:p>
      <text:p text:style-name="P14"/>
      <text:p text:style-name="P14">b) User <text:span text:style-name="T5">is</text:span> able to only view his meeting slots and he <text:span text:style-name="T5">will</text:span> not be</text:p>
      <text:p text:style-name="P14">able to make any changes</text:p>
      <text:p text:style-name="P14"/>
      <text:p text:style-name="P15"><text:span text:style-name="T5">We</text:span> <text:span text:style-name="T5">have</text:span> use<text:span text:style-name="T5">d</text:span> calendar modules of Angular to design the Interface. </text:p>
      <text:p text:style-name="P15"/>
      <text:p text:style-name="P15">One such module which <text:span text:style-name="T5">we</text:span> <text:span text:style-name="T5">have</text:span> use<text:span text:style-name="T5">d</text:span> for calendar UI is ​ Angular-Calendar​ .</text:p>
      <text:p text:style-name="P14"/>
      <text:p text:style-name="P13">4) User Slots management system (Flow for Admin User)-</text:p>
      <text:p text:style-name="P13"/>
      <text:p text:style-name="P14">a) Upon login, admin User <text:span text:style-name="T5">is</text:span> taken to a dashboard, showing all</text:p>
      <text:p text:style-name="P14">normal users in a list format</text:p>
      <text:p text:style-name="P14"/>
      <text:p text:style-name="P14">b) Upon clicking on any user, admin <text:span text:style-name="T5">is</text:span> taken to user's current</text:p>
      <text:p text:style-name="P14">calendar, with current date selected, by default.</text:p>
      <text:p text:style-name="P14"/>
      <text:p text:style-name="P14">c) Admin <text:span text:style-name="T5">is</text:span> able to add/delete/update meetings on any day, by</text:p>
      <text:p text:style-name="P14">clicking on a appropriate day-cell/timeline.</text:p>
      <text:p text:style-name="P14"/>
      <text:p text:style-name="P14">d) These details <text:span text:style-name="T5">are</text:span> stored in database for every user.</text:p>
      <text:p text:style-name="P14"/>
      <text:p text:style-name="P13">5) User Alerts management system</text:p>
      <text:p text:style-name="P13"/>
      <text:p text:style-name="P14">a) Normal User <text:s/><text:span text:style-name="T5">is</text:span> notified in real time, though an alert if he is</text:p>
      <text:p text:style-name="P14">online, and email (irrespective of whether he is online or offline), when</text:p>
      <text:p text:style-name="P14"/>
      <text:p text:style-name="P14">i)A meeting is created by admin</text:p>
      <text:p text:style-name="P14"/>
      <text:p text:style-name="P14">ii)A meeting is changed by admin</text:p>
      <text:p text:style-name="P14"/>
      <text:p text:style-name="P14">iii)1 minute before meeting, with an option to snooze or dismiss. If</text:p>
      <text:p text:style-name="P14">snoozed, alert <text:span text:style-name="T5">will</text:span> come again in 5 seconds, if snoozed again, it</text:p>
      <text:p text:style-name="P14"><text:span text:style-name="T5">will</text:span> re-appear in next 5 seconds and so on. Once dismissed,</text:p>
      <text:p text:style-name="P14">alert <text:span text:style-name="T5">will</text:span> no longer appear.</text:p>
      <text:p text:style-name="P14"/>
      <text:p text:style-name="P14"/>
      <text:p text:style-name="P13"><text:soft-page-break/>6) Planner Views</text:p>
      <text:p text:style-name="P13"/>
      <text:p text:style-name="P13">a) Similar to Google or outlook calendars.</text:p>
      <text:p text:style-name="P13"/>
      <text:p text:style-name="P13">b) The view follow<text:span text:style-name="T5">s</text:span> the following guidelines -</text:p>
      <text:p text:style-name="P14"/>
      <text:p text:style-name="P14">i)Planner <text:span text:style-name="T5">will</text:span> show only current year, past and future years to be</text:p>
      <text:p text:style-name="P14">ignored.</text:p>
      <text:p text:style-name="P14"/>
      <text:p text:style-name="P14">ii)User <text:span text:style-name="T5">will</text:span> be able to change months, through an arrow button(or</text:p>
      <text:p text:style-name="P14">prev/next button), each month <text:span text:style-name="T5">will</text:span> show all the dates in tabular</text:p>
      <text:p text:style-name="P14">format, like in actual calendar.</text:p>
      <text:p text:style-name="P14"/>
      <text:p text:style-name="P14">iii)Day Cells <text:span text:style-name="T5">can</text:span> be filled, if any meeting is kept, with a some</text:p>
      <text:p text:style-name="P15">design. </text:p>
      <text:p text:style-name="P15"/>
      <text:p text:style-name="P14">Upon click the day's cell, a view <text:span text:style-name="T5">will</text:span> pop, showing all meetings,</text:p>
      <text:p text:style-name="P14">along a 24 hr timeline, with the slots covering the exact duration of</text:p>
      <text:p text:style-name="P14">each meeting.</text:p>
      <text:p text:style-name="P14"/>
      <text:p text:style-name="P14">v)Upon clicking on a meeting, its details <text:span text:style-name="T5">will</text:span> pop up in another</text:p>
      <text:p text:style-name="P14">view</text:p>
      <text:p text:style-name="P14"/>
      <text:p text:style-name="P13">c) Admin Flow​ :</text:p>
      <text:p text:style-name="P13"/>
      <text:p text:style-name="P14">i)For admin, a create button <text:span text:style-name="T5">is</text:span> there in calendar view, to</text:p>
      <text:p text:style-name="P14">create a meeting.</text:p>
      <text:p text:style-name="P14"/>
      <text:p text:style-name="P14">ii)Upon clicking on create button, details view should open.</text:p>
      <text:p text:style-name="P14"/>
      <text:p text:style-name="P14">iii)Once created, it should appear on the calendar view.</text:p>
      <text:p text:style-name="P14"/>
      <text:p text:style-name="P14">iv)Upon clicking on an already created meeting, same details view</text:p>
      <text:p text:style-name="P14">should open.</text:p>
      <text:p text:style-name="P14"/>
      <text:p text:style-name="P14">v)Details view should be a form</text:p>
      <text:p text:style-name="P14"/>
      <text:p text:style-name="P14">vi)Admin should be able to make changes in meeting details form,</text:p>
      <text:p text:style-name="P14">and submit.</text:p>
      <text:p text:style-name="P14"/>
      <text:p text:style-name="P14">vii)Admin should be able to delete a meeting as well, with another</text:p>
      <text:p text:style-name="P14">button</text:p>
      <text:p text:style-name="P14"/>
      <text:p text:style-name="P14">viii)Meeting details, should cover when, where and purpose. Also, by</text:p>
      <text:p text:style-name="P14">default username of the admin, who kept the meeting, should also</text:p>
      <text:p text:style-name="P14">show in non-editable format.</text:p>
      <text:p text:style-name="P6"/>
      <text:p text:style-name="P12"/>
      <text:p text:style-name="P19"/>
      <text:p text:style-name="P20"/>
      <text:p text:style-name="P20"><text:soft-page-break/>Github Repository link of this project-</text:p>
      <text:p text:style-name="P19"/>
      <text:p text:style-name="P19">1-<text:span text:style-name="T5">MeetingPlanner</text:span>-frontend:</text:p>
      <text:p text:style-name="P16"><text:a xlink:type="simple" xlink:href="https://github.com/Siddy2016/MeetingPlanner-frontend" text:style-name="Internet_20_link" text:visited-style-name="Visited_20_Internet_20_Link"><text:span text:style-name="Internet_20_link">https://github.com/Siddy2016/</text:span></text:a><text:a xlink:type="simple" xlink:href="https://github.com/Siddy2016/MeetingPlanner-frontend" text:style-name="Internet_20_link" text:visited-style-name="Visited_20_Internet_20_Link"><text:span text:style-name="Internet_20_link"><text:span text:style-name="T5">MeetingPlanner</text:span></text:span></text:a><text:a xlink:type="simple" xlink:href="https://github.com/Siddy2016/MeetingPlanner-frontend" text:style-name="Internet_20_link" text:visited-style-name="Visited_20_Internet_20_Link"><text:span text:style-name="Internet_20_link">-frontend</text:span></text:a></text:p>
      <text:p text:style-name="P18"><text:a xlink:type="simple" xlink:href="https://github.com/Siddy2016/MeetingPlanner-frontend" text:style-name="Internet_20_link" text:visited-style-name="Visited_20_Internet_20_Link"><text:span text:style-name="Internet_20_link">https://github.com/Siddy2016/</text:span></text:a><text:a xlink:type="simple" xlink:href="https://github.com/Siddy2016/MeetingPlanner-frontend" text:style-name="Internet_20_link" text:visited-style-name="Visited_20_Internet_20_Link"><text:span text:style-name="Internet_20_link"><text:span text:style-name="T5">MeetingPlanner</text:span></text:span></text:a><text:span text:style-name="T5">-dist</text:span></text:p>
      <text:p text:style-name="P16"><text:span text:style-name="Internet_20_link"/></text:p>
      <text:p text:style-name="P19"/>
      <text:p text:style-name="P19">2-<text:span text:style-name="T5">MeetingPlanner</text:span>-backend:</text:p>
      <text:p text:style-name="P16"><text:a xlink:type="simple" xlink:href="https://github.com/Siddy2016/TodoListApp-backend" text:style-name="ListLabel_20_8" text:visited-style-name="ListLabel_20_8"><text:span text:style-name="Internet_20_link">https://github.com/Siddy2016/</text:span></text:a><text:a xlink:type="simple" xlink:href="https://github.com/Siddy2016/TodoListApp-backend" text:style-name="ListLabel_20_8" text:visited-style-name="ListLabel_20_8"><text:span text:style-name="Internet_20_link"><text:span text:style-name="T5">MeetingPlanner</text:span></text:span></text:a><text:a xlink:type="simple" xlink:href="https://github.com/Siddy2016/TodoListApp-backend" text:style-name="ListLabel_20_8" text:visited-style-name="ListLabel_20_8"><text:span text:style-name="Internet_20_link">-backend</text:span></text:a></text:p>
      <text:p text:style-name="P19"/>
      <text:p text:style-name="P16"><text:span text:style-name="T1">3-</text:span><text:span text:style-name="T3">MeetingPlanner</text:span><text:span text:style-name="T1">-Api</text:span><text:span text:style-name="T3">doc</text:span><text:span text:style-name="T1">(Api documentation link)</text:span></text:p>
      <text:p text:style-name="P7"><text:span text:style-name="Internet_20_link">http://apidoc.</text:span><text:span text:style-name="Internet_20_link"><text:span text:style-name="T5">meetingplanner.ml</text:span></text:span><text:span text:style-name="Internet_20_link">/</text:span></text:p>
      <text:p text:style-name="P7"><text:span text:style-name="Internet_20_link"/></text:p>
      <text:p text:style-name="P19"/>
      <text:p text:style-name="P16"><text:span text:style-name="T1">4-</text:span><text:bookmark text:name="page2"/><text:span text:style-name="T3">MeetingPlanner </text:span><text:span text:style-name="T2">(Event doc link)</text:span></text:p>
      <text:p text:style-name="P7"><text:span text:style-name="Internet_20_link">http://eventdoc.</text:span><text:span text:style-name="Internet_20_link"><text:span text:style-name="T5">meetingplanner.ml</text:span></text:span><text:span text:style-name="Internet_20_link">/</text:span></text:p>
      <text:p text:style-name="P7"/>
      <text:p text:style-name="P17"><text:span text:style-name="T2">5</text:span><text:span text:style-name="T1">-Live Link of this project:</text:span><text:bookmark text:name="page21"/></text:p>
      <text:p text:style-name="P8"><text:a xlink:type="simple" xlink:href="http://project.siddharth.ga/" text:style-name="ListLabel_20_8" text:visited-style-name="ListLabel_20_8"><text:span text:style-name="Internet_20_link">http://</text:span></text:a><text:span text:style-name="Internet_20_link"><text:span text:style-name="T5">meetingplanner.ml</text:span></text:span></text:p>
      <text:p text:style-name="P7"/>
      <text:p text:style-name="P9"/>
      <text:p text:style-name="P9"/>
      <text:p text:style-name="P7"><text:span text:style-name="Internet_20_link"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utami" svg:font-family="Gautam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autami1" svg:font-family="Gautam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DejaVu Sans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false" style:font-name-asian="DejaVu Sans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Gautami" fo:font-family="Gautami" style:font-family-generic="roman" style:font-pitch="variable" fo:font-size="12pt" style:font-name-asian="Gautami1" style:font-family-asian="Gautami" style:font-family-generic-asian="system" style:font-pitch-asian="variable" style:font-size-asian="12pt" style:font-name-complex="Gautami1" style:font-family-complex="Gautami" style:font-family-generic-complex="system" style:font-pitch-complex="variable" style:font-size-complex="12pt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4" style:display-name="ListLabel 4" style:family="text"/>
    <style:style style:name="ListLabel_20_5" style:display-name="ListLabel 5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6" style:display-name="ListLabel 6" style:family="text">
      <style:text-properties style:font-name="Gautami" fo:font-family="Gautami" style:font-family-generic="roman" style:font-pitch="variable" fo:font-size="12pt" style:font-name-asian="Gautami1" style:font-family-asian="Gautami" style:font-family-generic-asian="system" style:font-pitch-asian="variable" style:font-size-asian="12pt" style:font-name-complex="Gautami1" style:font-family-complex="Gautami" style:font-family-generic-complex="system" style:font-pitch-complex="variable" style:font-size-complex="12pt"/>
    </style:style>
    <style:style style:name="ListLabel_20_7" style:display-name="ListLabel 7" style:family="tex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8" style:display-name="ListLabel 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88cm" fo:margin-bottom="0.988cm" fo:margin-left="0.988cm" fo:margin-right="0.988cm" fo:border="4.51pt double #000000" style:border-line-width="0.106cm 0.026cm 0.026cm" fo:padding-top="1.351cm" fo:padding-bottom="0cm" fo:padding-left="1.393cm" fo:padding-right="1.393cm" style:writing-mode="lr-tb" style:layout-grid-color="#c0c0c0" style:layout-grid-lines="13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88cm" fo:margin-bottom="0.988cm" fo:margin-left="0.988cm" fo:margin-right="0.988cm" fo:border="4.51pt double #000000" style:border-line-width="0.106cm 0.026cm 0.026cm" fo:padding="0.8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2:06:00</meta:creation-date>
    <meta:initial-creator>Windows User</meta:initial-creator>
    <dc:language>en-IN</dc:language>
    <dc:date>2019-05-30T03:15:51.993372855</dc:date>
    <meta:editing-cycles>8</meta:editing-cycles>
    <meta:editing-duration>PT41M54S</meta:editing-duration>
    <meta:generator>LibreOffice/6.0.7.3$Linux_X86_64 LibreOffice_project/00m0$Build-3</meta:generator>
    <meta:document-statistic meta:table-count="0" meta:image-count="0" meta:object-count="0" meta:page-count="4" meta:paragraph-count="92" meta:word-count="689" meta:character-count="4347" meta:non-whitespace-character-count="36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